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ecze" table:style-name="ta1">
        <table:shapes>
          <draw:frame draw:z-index="0" draw:style-name="gr1" draw:text-style-name="P1" svg:width="159.93mm" svg:height="90.09mm" svg:x="97.88mm" svg:y="50.35mm">
            <draw:object draw:notify-on-update-of-ranges="ciecze.A1:ciecze.A1 ciecze.A2:ciecze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n cieczy</text:p>
          </table:table-cell>
          <table:table-cell office:value-type="string" calcext:value-type="string">
            <text:p>wylan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1.1" calcext:value-type="float">
            <text:p>221,1</text:p>
          </table:table-cell>
        </table:table-row>
        <table:table-row table:style-name="ro1">
          <table:table-cell office:value-type="float" office:value="448.9" calcext:value-type="float">
            <text:p>448,9</text:p>
          </table:table-cell>
          <table:table-cell office:value-type="float" office:value="148.14" calcext:value-type="float">
            <text:p>148,14</text:p>
          </table:table-cell>
        </table:table-row>
        <table:table-row table:style-name="ro1">
          <table:table-cell office:value-type="float" office:value="300.76" calcext:value-type="float">
            <text:p>300,76</text:p>
          </table:table-cell>
          <table:table-cell office:value-type="float" office:value="99.25" calcext:value-type="float">
            <text:p>99,25</text:p>
          </table:table-cell>
        </table:table-row>
        <table:table-row table:style-name="ro1">
          <table:table-cell office:value-type="float" office:value="201.51" calcext:value-type="float">
            <text:p>201,5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float" office:value="135.01" calcext:value-type="float">
            <text:p>135,01</text:p>
          </table:table-cell>
          <table:table-cell office:value-type="float" office:value="44.55" calcext:value-type="float">
            <text:p>44,55</text:p>
          </table:table-cell>
        </table:table-row>
        <table:table-row table:style-name="ro1">
          <table:table-cell office:value-type="float" office:value="90.46" calcext:value-type="float">
            <text:p>90,46</text:p>
          </table:table-cell>
          <table:table-cell office:value-type="float" office:value="29.85" calcext:value-type="float">
            <text:p>29,85</text:p>
          </table:table-cell>
        </table:table-row>
        <table:table-row table:style-name="ro1">
          <table:table-cell office:value-type="float" office:value="60.61" calcext:value-type="float">
            <text:p>60,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.61" calcext:value-type="float">
            <text:p>40,61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27.21" calcext:value-type="float">
            <text:p>27,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8:22.901956470</dc:date>
    <meta:editing-duration>PT25S</meta:editing-duration>
    <meta:editing-cycles>1</meta:editing-cycles>
    <meta:document-statistic meta:table-count="1" meta:cell-count="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bar" chart:style-name="ch1">
        <chart:legend chart:legend-position="end" svg:x="13.466cm" svg:y="4.206cm" style:legend-expansion="high" chart:style-name="ch2"/>
        <chart:plot-area chart:style-name="ch3" table:cell-range-address="ciecze.A1:ciecze.A11" chart:data-source-has-labels="row" svg:x="0.319cm" svg:y="0.18cm" svg:width="12.828cm" svg:height="8.65cm">
          <chartooo:coordinate-region svg:x="1.311cm" svg:y="0.379cm" svg:width="11.836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iecze.A2:ciecze.A11" chart:label-cell-address="ciecze.A1:ciecze.A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 cieczy</text:p>
                <draw:g>
                  <svg:desc>ciecze.A1:ciecz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ciecze.A2:ciecze.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8.9">
                <text:p>448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.76">
                <text:p>300.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.51">
                <text:p>201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5.01">
                <text:p>135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46">
                <text:p>90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61">
                <text:p>40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1">
                <text:p>27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